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Subtitle">
      <style:text-properties fo:language="de" fo:country="DE" officeooo:paragraph-rsid="001f4e9b"/>
    </style:style>
    <style:style style:name="P6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7" style:family="paragraph" style:parent-style-name="Text_20_body">
      <style:text-properties fo:language="de" fo:country="DE" officeooo:rsid="00f109aa" officeooo:paragraph-rsid="00f109aa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text-properties fo:language="de" fo:country="DE"/>
    </style:style>
    <style:style style:name="P10" style:family="paragraph" style:parent-style-name="Heading_20_1" style:list-style-name="">
      <style:text-properties fo:language="de" fo:country="DE" officeooo:paragraph-rsid="0183a7eb"/>
    </style:style>
    <style:style style:name="P11" style:family="paragraph" style:parent-style-name="Heading_20_1">
      <style:paragraph-properties fo:break-before="page"/>
      <style:text-properties fo:language="de" fo:country="DE"/>
    </style:style>
    <style:style style:name="P12" style:family="paragraph" style:parent-style-name="Heading_20_1">
      <style:paragraph-properties fo:break-before="page"/>
      <style:text-properties fo:language="de" fo:country="DE" officeooo:paragraph-rsid="00ee21cc"/>
    </style:style>
    <style:style style:name="P13" style:family="paragraph" style:parent-style-name="Heading_20_1">
      <style:paragraph-properties fo:break-before="page"/>
      <style:text-properties fo:language="de" fo:country="DE" officeooo:paragraph-rsid="0183a7eb"/>
    </style:style>
    <style:style style:name="P14" style:family="paragraph" style:parent-style-name="Text_20_body">
      <style:text-properties fo:language="de" fo:country="DE" officeooo:rsid="0094d213" officeooo:paragraph-rsid="0096c350"/>
    </style:style>
    <style:style style:name="P15" style:family="paragraph" style:parent-style-name="Text_20_body">
      <style:text-properties officeooo:rsid="01c8c05c" officeooo:paragraph-rsid="01d19deb"/>
    </style:style>
    <style:style style:name="P16" style:family="paragraph" style:parent-style-name="Text_20_body">
      <style:text-properties officeooo:rsid="01c8c05c" officeooo:paragraph-rsid="01d39dbb"/>
    </style:style>
    <style:style style:name="P17" style:family="paragraph" style:parent-style-name="Text_20_body">
      <style:text-properties officeooo:rsid="01c8c05c" officeooo:paragraph-rsid="01d8846c"/>
    </style:style>
    <style:style style:name="P18" style:family="paragraph" style:parent-style-name="Text_20_body">
      <style:text-properties officeooo:rsid="01c8c05c" officeooo:paragraph-rsid="01e04d9d"/>
    </style:style>
    <style:style style:name="P19" style:family="paragraph" style:parent-style-name="Text_20_body">
      <style:text-properties officeooo:rsid="01d120ec" officeooo:paragraph-rsid="01d120ec"/>
    </style:style>
    <style:style style:name="P20" style:family="paragraph" style:parent-style-name="Text_20_body">
      <style:text-properties officeooo:rsid="01dd243a" officeooo:paragraph-rsid="01dd243a"/>
    </style:style>
    <style:style style:name="P21" style:family="paragraph" style:parent-style-name="Text_20_body">
      <style:text-properties officeooo:rsid="01e6f96c" officeooo:paragraph-rsid="01e6f96c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22e85"/>
    </style:style>
    <style:style style:name="T4" style:family="text">
      <style:text-properties officeooo:rsid="002699d6"/>
    </style:style>
    <style:style style:name="T5" style:family="text">
      <style:text-properties fo:language="de" fo:country="DE"/>
    </style:style>
    <style:style style:name="T6" style:family="text">
      <style:text-properties officeooo:rsid="01c36d61"/>
    </style:style>
    <style:style style:name="T7" style:family="text">
      <style:text-properties officeooo:rsid="01c5f98a"/>
    </style:style>
    <style:style style:name="T8" style:family="text">
      <style:text-properties officeooo:rsid="01c60cc3"/>
    </style:style>
    <style:style style:name="T9" style:family="text">
      <style:text-properties officeooo:rsid="01c92bf5"/>
    </style:style>
    <style:style style:name="T10" style:family="text">
      <style:text-properties officeooo:rsid="01c933bb"/>
    </style:style>
    <style:style style:name="T11" style:family="text">
      <style:text-properties officeooo:rsid="01cd93d7"/>
    </style:style>
    <style:style style:name="T12" style:family="text">
      <style:text-properties officeooo:rsid="01cf26dd"/>
    </style:style>
    <style:style style:name="T13" style:family="text">
      <style:text-properties officeooo:rsid="01d0fd27"/>
    </style:style>
    <style:style style:name="T14" style:family="text">
      <style:text-properties officeooo:rsid="01d120ec"/>
    </style:style>
    <style:style style:name="T15" style:family="text">
      <style:text-properties officeooo:rsid="01d19deb"/>
    </style:style>
    <style:style style:name="T16" style:family="text">
      <style:text-properties officeooo:rsid="01d22e51"/>
    </style:style>
    <style:style style:name="T17" style:family="text">
      <style:text-properties officeooo:rsid="01d39dbb"/>
    </style:style>
    <style:style style:name="T18" style:family="text">
      <style:text-properties officeooo:rsid="01d4e2ff"/>
    </style:style>
    <style:style style:name="T19" style:family="text">
      <style:text-properties officeooo:rsid="01d51660"/>
    </style:style>
    <style:style style:name="T20" style:family="text">
      <style:text-properties officeooo:rsid="01d5aed2"/>
    </style:style>
    <style:style style:name="T21" style:family="text">
      <style:text-properties officeooo:rsid="01d8846c"/>
    </style:style>
    <style:style style:name="T22" style:family="text">
      <style:text-properties officeooo:rsid="01da00c9"/>
    </style:style>
    <style:style style:name="T23" style:family="text">
      <style:text-properties officeooo:rsid="01dbbbff"/>
    </style:style>
    <style:style style:name="T24" style:family="text">
      <style:text-properties officeooo:rsid="01dbbc1e"/>
    </style:style>
    <style:style style:name="T25" style:family="text">
      <style:text-properties officeooo:rsid="01dc8f67"/>
    </style:style>
    <style:style style:name="T26" style:family="text">
      <style:text-properties officeooo:rsid="01df1955"/>
    </style:style>
    <style:style style:name="T27" style:family="text">
      <style:text-properties officeooo:rsid="01e04d9d"/>
    </style:style>
    <style:style style:name="T28" style:family="text">
      <style:text-properties officeooo:rsid="01e178f6"/>
    </style:style>
    <style:style style:name="T29" style:family="text">
      <style:text-properties officeooo:rsid="01e35ea7"/>
    </style:style>
    <style:style style:name="T30" style:family="text">
      <style:text-properties officeooo:rsid="01e52202"/>
    </style:style>
    <style:style style:name="T31" style:family="text">
      <style:text-properties officeooo:rsid="01e8e89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<text:span text:style-name="T6">1</text:span>: <text:span text:style-name="T6">Müllabfuhr</text:span><text:reference-mark-end text:name="Aufgabe"/></text:p>
      <text:p text:style-name="P4">Te<text:span text:style-name="T3">ilnahme</text:span>-ID: <text:reference-mark-start text:name="TeilnahmeId"/><text:span text:style-name="T4">01075</text:span><text:reference-mark-end text:name="TeilnahmeId"/></text:p>
      <text:p text:style-name="P5"><text:span text:style-name="T2">Bearbeiter/-in dieser Aufgabe:<text:line-break/></text:span><text:span text:style-name="T4">Raphael Schütz</text:span></text:p>
      <text:p text:style-name="P4"><text:date style:data-style-name="N46" text:date-value="2022-03-28T14:48:46.461000298" text:fixed="true">28. März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"><text:a xlink:type="simple" xlink:href="#__RefHeading___Toc2232_4178761632" text:style-name="Index_20_Link" text:visited-style-name="Index_20_Link">Lösungsidee<text:tab/>2</text:a></text:p>
          <text:p text:style-name="P8"><text:a xlink:type="simple" xlink:href="#__RefHeading___Toc2234_4178761632" text:style-name="Index_20_Link" text:visited-style-name="Index_20_Link">Umsetzung<text:tab/>3</text:a></text:p>
          <text:p text:style-name="P8"><text:a xlink:type="simple" xlink:href="#__RefHeading___Toc2236_4178761632" text:style-name="Index_20_Link" text:visited-style-name="Index_20_Link">Beispiele<text:tab/>4</text:a></text:p>
          <text:p text:style-name="P8"><text:a xlink:type="simple" xlink:href="#__RefHeading___Toc2238_4178761632" text:style-name="Index_20_Link" text:visited-style-name="Index_20_Link">Quellcode<text:tab/>5</text:a></text:p>
        </text:index-body>
      </text:table-of-content>
      <text:p text:style-name="P6"/>
      <text:h text:style-name="P9" text:outline-level="1"/>
      <text:h text:style-name="P11" text:outline-level="1"><text:bookmark-start text:name="__RefHeading___Toc2232_4178761632"/>Lösungsidee<text:bookmark-end text:name="__RefHeading___Toc2232_4178761632"/></text:h>
      <text:p text:style-name="Text_20_body">Die Ausgangssituation ist als Graph zu betracht<text:span text:style-name="T7">en, in dem 5 Kreise Gefunden werden sollen, deren Gewicht sich sowenig wie möglich von allen anderen Kreisen unterscheidet. </text:span><text:span text:style-name="T8">Alle Kreise sollen zusammen genommen den gesamten Graphen durchlaufen. </text:span></text:p>
      <text:p text:style-name="P15"/>
      <text:p text:style-name="P15">Die Lösungsidee ist mit Folgender Metapher entstanden. </text:p>
      <text:p text:style-name="P17"><text:span text:style-name="T9">5 Autos/ Müllwagen (Hier Autos da es schneller zu schreiben ist) </text:span><text:span text:style-name="T15">sammel</text:span><text:span text:style-name="T23">n</text:span><text:span text:style-name="T15"> sich an der Ausgangsposition</text:span><text:span text:style-name="T10">. </text:span><text:span text:style-name="T11">Jedes Auto kennt den Straßenplan zuvor noch nicht. Deswegen erstellen sie gemeinsam ein Karte </text:span><text:span text:style-name="T16">die Online für jeden zur Verfügung steht</text:span><text:span text:style-name="T11">. </text:span><text:span text:style-name="T14">Jedes Auto hat auch einen Zähler, wie viel Strecke/Fahrzeit er schon hinter sich hat. <text:s/></text:span><text:span text:style-name="T21">Sie haben auch </text:span><text:span text:style-name="T12">ein Navigationsgerät, welches für einen immer die Schnellste Rute zu einer </text:span><text:span text:style-name="T23">bekannten </text:span><text:span text:style-name="T12">Kreuzung nenne</text:span><text:span text:style-name="T13">n</text:span><text:span text:style-name="T12"> kann.</text:span></text:p>
      <text:p text:style-name="P17"><text:span text:style-name="T12">Immer wenn ein Auto eine Kreuzung aus der Ferne sieht, trägt er diese Kreuzung in die Karte ein </text:span><text:span text:style-name="T15">und markiert sie für die anderen mit einem Fragezeichen, damit die anderen wissen, dass er zu dieser Kreuzung Fahren könnte.</text:span><text:span text:style-name="T12"> </text:span><text:span text:style-name="T17">Alle Autos müssen die Karte fertig markiert haben. </text:span><text:span text:style-name="T18">Es darf immer nur ein Auto fahren, </text:span><text:span text:style-name="T20">damit zwei Autos sich nicht aus </text:span><text:span text:style-name="T25">V</text:span><text:span text:style-name="T20">ersehen entgegen kommen</text:span><text:span text:style-name="T18">. </text:span></text:p>
      <text:p text:style-name="P18"><text:span text:style-name="T19">Die Autos schauen sich gemeinsam die Karte an </text:span><text:span text:style-name="T27">und sortieren die Kreuzung nach Wichtigkeit.</text:span><text:span text:style-name="T19"> </text:span></text:p>
      <text:p text:style-name="Text_20_body">Die Kreuzungen werden zuerst danach Sortiert <text:span text:style-name="T28">ob sie mit Fragezeichen markiert wurden. </text:span><text:span text:style-name="T29">Die mit Fragezeichen kommen nach Links und sind wichtiger, die ohne Fragezeichen kommen nach </text:span><text:span text:style-name="T30">R</text:span><text:span text:style-name="T29">echts.</text:span></text:p>
      <text:p text:style-name="P21">Die <text:span text:style-name="T31">l</text:span>inke<text:span text:style-name="T31">n Kreuzungen sind die wichtigsten.</text:span></text:p>
      <text:p text:style-name="P18"><text:span text:style-name="T19">suchen die Kreuzung, die </text:span><text:span text:style-name="T24">von den wenigsten Erreichbar ist, da man so verhindert, dass diese Kreuzung </text:span><text:span text:style-name="T25">aus Versehen </text:span><text:span text:style-name="T24">ausgelassen wird, </text:span><text:span text:style-name="T26">allerdings Muss die Kreuzung von mindestens einem Erreichbar sein</text:span><text:span text:style-name="T19">. </text:span><text:span text:style-name="T20">Dann wird geguckt, </text:span><text:span text:style-name="T21">w</text:span><text:span text:style-name="T20">elches Auto am besten zu dieser Kreuzung </text:span><text:span text:style-name="T21">gelangt. Das beste Auto für diesen Job, ist das, welches wenn es zu dieser Kreuzung Gelangt, am wenigsten Strecke insgesamt hinter sich gelegt haben wird und </text:span><text:span text:style-name="T25">sollte es mehrere geben, was </text:span><text:span text:style-name="T21">den Kürzesten weg dort hin hat.</text:span></text:p>
      <text:p text:style-name="P20">Ein Auto Markiert </text:p>
      <text:p text:style-name="P16"><text:span text:style-name="T15">Wenn ein Auto eine Kreuzung überfährt, markiert er diese Kreuzung mit einem Ausrufezeichen. </text:span><text:span text:style-name="T22">Wenn eine Kreuzung und </text:span></text:p>
      <text:p text:style-name="P19"/>
      <text:h text:style-name="P12" text:outline-level="1"><text:bookmark-start text:name="__RefHeading___Toc2234_4178761632"/>Umsetzung<text:bookmark-end text:name="__RefHeading___Toc2234_4178761632"/></text:h>
      <text:p text:style-name="P7">Umsetzung erfolgt in Python.</text:p>
      <text:h text:style-name="P10" text:outline-level="1"/>
      <text:h text:style-name="P13" text:outline-level="1"><text:bookmark-start text:name="__RefHeading___Toc2236_4178761632"/>Beispiele<text:bookmark-end text:name="__RefHeading___Toc2236_4178761632"/></text:h>
      <text:p text:style-name="P14"/>
      <text:h text:style-name="P11" text:outline-level="1"><text:bookmark-start text:name="__RefHeading___Toc2238_4178761632"/>Quellcode<text:bookmark-end text:name="__RefHeading___Toc2238_4178761632"/></text:h>
      <text:p text:style-name="Text_20_body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1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1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1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Müllabfuhr</text:reference-ref><text:tab/><text:tab/><text:span text:style-name="MT1">Teilnahme-ID: </text:span><text:span text:style-name="MT1"><text:reference-ref text:reference-format="text" text:ref-name="TeilnahmeId">01075</text:reference-ref></text:span></text:p>
      </style:header>
      <style:header-first>
        <text:p text:style-name="MP1"/>
      </style:header-first>
      <style:footer>
        <text:p text:style-name="MP2"><text:tab/><text:page-number text:select-page="current">5</text:page-number>/<text:page-count>5</text:page-count></text:p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4:48:47.624000000</meta:creation-date>
    <meta:editing-duration>P3DT15H59M3S</meta:editing-duration>
    <meta:editing-cycles>344</meta:editing-cycles>
    <meta:generator>LibreOffice/7.3.1.3$Windows_X86_64 LibreOffice_project/a69ca51ded25f3eefd52d7bf9a5fad8c90b87951</meta:generator>
    <dc:date>2022-04-12T01:16:25.545000000</dc:date>
    <meta:document-statistic meta:table-count="0" meta:image-count="0" meta:object-count="0" meta:page-count="5" meta:paragraph-count="26" meta:word-count="351" meta:character-count="2316" meta:non-whitespace-character-count="1982"/>
  </office:meta>
</office:document-meta>
</file>